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357cm" table:align="left" fo:background-color="transparent">
        <style:background-image/>
      </style:table-properties>
    </style:style>
    <style:style style:name="Table2.A" style:family="table-column">
      <style:table-column-properties style:column-width="3.394cm"/>
    </style:style>
    <style:style style:name="Table2.B" style:family="table-column">
      <style:table-column-properties style:column-width="16.963cm"/>
    </style:style>
    <style:style style:name="Table2.A1" style:family="table-cell">
      <style:table-cell-properties style:vertical-align="middle" fo:background-color="#ff7b59" fo:padding="0.097cm" fo:border-left="1.3pt solid #000000" fo:border-right="none" fo:border-top="2.3pt solid #000000" fo:border-bottom="2.3pt solid #000000">
        <style:background-image/>
      </style:table-cell-properties>
    </style:style>
    <style:style style:name="Table2.B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2.A2" style:family="table-cell">
      <style:table-cell-properties fo:background-color="#ffd8ce" fo:padding="0.097cm" fo:border-left="1.3pt solid #000000" fo:border-right="none" fo:border-top="none" fo:border-bottom="2.3pt solid #000000">
        <style:background-image/>
      </style:table-cell-properties>
    </style:style>
    <style:style style:name="Table2.B2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" fo:padding="0.097cm" fo:border="0.05pt solid #000000"/>
    </style:style>
    <style:style style:name="Table2.A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357cm" table:align="left" fo:background-color="transparent">
        <style:background-image/>
      </style:table-properties>
    </style:style>
    <style:style style:name="Table3.A" style:family="table-column">
      <style:table-column-properties style:column-width="9.805cm"/>
    </style:style>
    <style:style style:name="Table3.B" style:family="table-column">
      <style:table-column-properties style:column-width="10.552cm"/>
    </style:style>
    <style:style style:name="Table3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="0.05pt solid #000000"/>
    </style:style>
    <style:style style:name="Table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9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812ca7"/>
    </style:style>
    <style:style style:name="P2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e9ad8b" style:font-size-asian="12.6000003814697pt" style:font-weight-asian="normal" style:font-size-complex="14.3999996185303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9ad8b" officeooo:paragraph-rsid="00e9ad8b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a0886" officeooo:paragraph-rsid="00ea0886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d1885" officeooo:paragraph-rsid="00ed1885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ea5ae" officeooo:paragraph-rsid="00eea5ae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f1596b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1596b" officeooo:paragraph-rsid="00f1596b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eea5ae"/>
    </style:style>
    <style:style style:name="P10" style:family="paragraph" style:parent-style-name="Standard">
      <style:text-properties officeooo:rsid="010070d5" officeooo:paragraph-rsid="010070d5"/>
    </style:style>
    <style:style style:name="P11" style:family="paragraph" style:parent-style-name="Standard">
      <style:text-properties officeooo:rsid="010070d5" officeooo:paragraph-rsid="0103743a"/>
    </style:style>
    <style:style style:name="P12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41923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7a1c1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cebce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f84aa0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ed1885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a43fd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eca39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eea5ae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059b" officeooo:paragraph-rsid="00ee059b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9ad8b" officeooo:paragraph-rsid="00e9ad8b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41923" officeooo:paragraph-rsid="00f41923" style:font-size-asian="16pt" style:font-weight-asian="bold" style:font-size-complex="16pt" style:font-weight-complex="bold"/>
    </style:style>
    <style:style style:name="T1" style:family="text">
      <style:text-properties officeooo:rsid="00e900c5"/>
    </style:style>
    <style:style style:name="T2" style:family="text">
      <style:text-properties officeooo:rsid="00ee059b"/>
    </style:style>
    <style:style style:name="T3" style:family="text">
      <style:text-properties officeooo:rsid="00f2b591"/>
    </style:style>
    <style:style style:name="T4" style:family="text">
      <style:text-properties officeooo:rsid="00f41923"/>
    </style:style>
    <style:style style:name="T5" style:family="text">
      <style:text-properties officeooo:rsid="00f5ff65"/>
    </style:style>
    <style:style style:name="T6" style:family="text">
      <style:text-properties officeooo:rsid="00f7a1c1"/>
    </style:style>
    <style:style style:name="T7" style:family="text">
      <style:text-properties officeooo:rsid="00e9ad8b"/>
    </style:style>
    <style:style style:name="T8" style:family="text">
      <style:text-properties officeooo:rsid="00f84aa0"/>
    </style:style>
    <style:style style:name="T9" style:family="text">
      <style:text-properties officeooo:rsid="00f853fd"/>
    </style:style>
    <style:style style:name="T10" style:family="text">
      <style:text-properties officeooo:rsid="00fa43fd"/>
    </style:style>
    <style:style style:name="T11" style:family="text">
      <style:text-properties officeooo:rsid="00fc00dd"/>
    </style:style>
    <style:style style:name="T12" style:family="text">
      <style:text-properties officeooo:rsid="00feca39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officeooo:rsid="0103743a"/>
    </style:style>
    <style:style style:name="T16" style:family="text">
      <style:text-properties officeooo:rsid="0104f9f1"/>
    </style:style>
    <style:style style:name="T17" style:family="text">
      <style:text-properties officeooo:rsid="01060a66"/>
    </style:style>
    <style:style style:name="T18" style:family="text">
      <style:text-properties officeooo:rsid="01064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94050837485632">
          <table:table-cell table:style-name="Table2.A1" office:value-type="string">
            <text:p text:style-name="P8">A</text:p>
          </table:table-cell>
          <table:table-cell table:style-name="Table2.B1" office:value-type="string">
            <text:p text:style-name="P7"><text:span text:style-name="T1">Semaine du 13 septembre 2021</text:span> </text:p>
          </table:table-cell>
        </table:table-row>
        <table:table-row table:style-name="TableLine94050837791728">
          <table:table-cell table:style-name="Table2.A2" office:value-type="string">
            <text:p text:style-name="P22">Séance 2</text:p>
          </table:table-cell>
          <table:table-cell table:style-name="Table2.B2" office:value-type="string">
            <text:p text:style-name="P3">Lundi <text:s text:c="11"/></text:p>
          </table:table-cell>
        </table:table-row>
        <table:table-row table:style-name="Table2.3">
          <table:table-cell table:style-name="Table2.A3" table:number-columns-spanned="2" office:value-type="string">
            <text:p text:style-name="P12">6G <text:s text:c="135"/><text:span text:style-name="T4">9h1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2">5F <text:s text:c="134"/><text:span text:style-name="T4">10h1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2">5C <text:s text:c="134"/><text:span text:style-name="T4">11h2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2">5G <text:s text:c="134"/><text:span text:style-name="T4">12h2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2">5D, <text:span text:style-name="T3">séance 3</text:span> <text:s text:c="118"/><text:span text:style-name="T4">14h5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2">6A <text:s text:c="134"/><text:span text:style-name="T5">15h55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050837847296">
          <table:table-cell table:style-name="Table3.A1" table:number-columns-spanned="2" office:value-type="string">
            <text:p text:style-name="P3">Mardi</text:p>
          </table:table-cell>
          <table:covered-table-cell/>
        </table:table-row>
        <table:table-row table:style-name="Table3.2">
          <table:table-cell table:style-name="Table3.A2" table:number-columns-spanned="2" office:value-type="string">
            <text:p text:style-name="P13">6D <text:s text:c="134"/><text:span text:style-name="T6">14h55</text:span></text:p>
          </table:table-cell>
          <table:covered-table-cell/>
        </table:table-row>
        <text:soft-page-break/>
        <table:table-row table:style-name="Table3.2">
          <table:table-cell table:style-name="Table3.A3" office:value-type="string">
            <text:p text:style-name="P2">5G1</text:p>
          </table:table-cell>
          <table:table-cell table:style-name="Table3.B3" office:value-type="string">
            <text:p text:style-name="P14">5G2 <text:s text:c="46"/><text:span text:style-name="T9">14h55-</text:span><text:span text:style-name="T11">15h55</text:span></text:p>
          </table:table-cell>
        </table:table-row>
        <table:table-row table:style-name="TableLine94050837851520">
          <table:table-cell table:style-name="Table3.A1" table:number-columns-spanned="2" office:value-type="string">
            <text:p text:style-name="P4">Mercredi</text:p>
          </table:table-cell>
          <table:covered-table-cell/>
        </table:table-row>
        <table:table-row table:style-name="Table3.2">
          <table:table-cell table:style-name="Table3.A5" table:number-columns-spanned="2" office:value-type="string">
            <text:p text:style-name="P15">5H<text:span text:style-name="T7"> <text:s text:c="134"/></text:span><text:span text:style-name="T8">10h15</text:span>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15">6B<text:span text:style-name="T7"> <text:s text:c="134"/></text:span><text:span text:style-name="T8">11h25</text:span>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15">6H<text:span text:style-name="T7"> <text:s text:c="134"/></text:span><text:span text:style-name="T8">12h25</text:span></text:p>
          </table:table-cell>
          <table:covered-table-cell/>
        </table:table-row>
        <table:table-row table:style-name="TableLine94050837856448">
          <table:table-cell table:style-name="Table3.A1" table:number-columns-spanned="2" office:value-type="string">
            <text:p text:style-name="P5">Jeudi</text:p>
          </table:table-cell>
          <table:covered-table-cell/>
        </table:table-row>
        <table:table-row table:style-name="Table3.2">
          <table:table-cell table:style-name="Table3.A9" office:value-type="string">
            <text:p text:style-name="P16">5<text:span text:style-name="T2">F1 <text:s text:c="60"/></text:span></text:p>
          </table:table-cell>
          <table:table-cell table:style-name="Table3.B9" office:value-type="string">
            <text:p text:style-name="P20">5F2 <text:s text:c="46"/><text:span text:style-name="T9">14h55-</text:span><text:span text:style-name="T11">15h55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050837792640">
          <table:table-cell table:style-name="Table1.A1" table:number-columns-spanned="2" office:value-type="string">
            <text:p text:style-name="P6">Vendredi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7">6E<text:span text:style-name="T7"> <text:s text:c="134"/></text:span><text:span text:style-name="T10">14h55</text:span>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19">5C1</text:p>
          </table:table-cell>
          <table:table-cell table:style-name="Table1.B3" office:value-type="string">
            <text:p text:style-name="P18">5C2 <text:s text:c="45"/><text:span text:style-name="T11">15h55-</text:span><text:span text:style-name="T12">17h05</text:span></text:p>
          </table:table-cell>
        </table:table-row>
      </table:table>
      <text:p text:style-name="P9"/>
      <text:p text:style-name="P11"><text:span text:style-name="T15">vérif plan de classe + rappel séance précédente</text:span></text:p>
      <text:p text:style-name="P10">6<text:span text:style-name="T13">e</text:span> séance 2 : <text:span text:style-name="T16">act énergie</text:span></text:p>
      <text:p text:style-name="P10"/>
      <text:p text:style-name="P10">5<text:span text:style-name="T13">e</text:span> s éance 2 : <text:span text:style-name="T17">act1 élec, matériel !</text:span></text:p>
      <text:p text:style-name="P10"/>
      <text:p text:style-name="P10">5<text:span text:style-name="T13">e</text:span> séance 3 : <text:span text:style-name="T18">fin act1, cours à recopier, act2 matériel2 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6M2S</meta:editing-duration>
    <meta:editing-cycles>151</meta:editing-cycles>
    <meta:generator>LibreOffice/7.2.0.4$Linux_X86_64 LibreOffice_project/20$Build-4</meta:generator>
    <meta:creation-date>2021-02-11T10:59:54.903285377</meta:creation-date>
    <meta:initial-creator>J Cercy</meta:initial-creator>
    <dc:date>2021-09-12T18:07:19.794414046</dc:date>
    <meta:document-statistic meta:table-count="3" meta:image-count="0" meta:object-count="0" meta:page-count="2" meta:paragraph-count="29" meta:word-count="81" meta:character-count="2055" meta:non-whitespace-character-count="333"/>
  </office:meta>
</office:document-meta>
</file>